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4">
      <style:text-properties officeooo:rsid="002fb006" officeooo:paragraph-rsid="0030e6fd"/>
    </style:style>
    <style:style style:name="P2" style:family="paragraph" style:parent-style-name="Text_20_body" style:list-style-name="L2">
      <style:text-properties officeooo:rsid="001cfd4c" officeooo:paragraph-rsid="001e5447"/>
    </style:style>
    <style:style style:name="P3" style:family="paragraph" style:parent-style-name="Text_20_body" style:list-style-name="L2">
      <style:text-properties officeooo:rsid="001e6829" officeooo:paragraph-rsid="001e6829"/>
    </style:style>
    <style:style style:name="P4" style:family="paragraph" style:parent-style-name="Text_20_body" style:list-style-name="L2">
      <style:text-properties officeooo:rsid="001fea48" officeooo:paragraph-rsid="001fea48"/>
    </style:style>
    <style:style style:name="P5" style:family="paragraph" style:parent-style-name="Text_20_body" style:list-style-name="L2">
      <style:text-properties officeooo:rsid="00219241" officeooo:paragraph-rsid="00219241"/>
    </style:style>
    <style:style style:name="P6" style:family="paragraph" style:parent-style-name="Text_20_body" style:list-style-name="L2">
      <style:text-properties officeooo:rsid="0023506c" officeooo:paragraph-rsid="0023506c"/>
    </style:style>
    <style:style style:name="P7" style:family="paragraph" style:parent-style-name="Text_20_body" style:list-style-name="L2">
      <style:text-properties officeooo:rsid="0023e361" officeooo:paragraph-rsid="0023e361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rsid="002421cf" officeooo:paragraph-rsid="002602ba"/>
    </style:style>
    <style:style style:name="P10" style:family="paragraph" style:parent-style-name="Text_20_body" style:list-style-name="L3">
      <style:text-properties officeooo:rsid="0026d67a" officeooo:paragraph-rsid="0026d67a"/>
    </style:style>
    <style:style style:name="P11" style:family="paragraph" style:parent-style-name="Text_20_body" style:list-style-name="L3">
      <style:text-properties officeooo:rsid="0027c4a6" officeooo:paragraph-rsid="0027c4a6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officeooo:rsid="002ab15e" officeooo:paragraph-rsid="002ab15e"/>
    </style:style>
    <style:style style:name="P14" style:family="paragraph" style:parent-style-name="Text_20_body" style:list-style-name="L4">
      <style:text-properties officeooo:rsid="002fb006" officeooo:paragraph-rsid="002fb006"/>
    </style:style>
    <style:style style:name="P15" style:family="paragraph" style:parent-style-name="Text_20_body" style:list-style-name="L3">
      <style:text-properties officeooo:rsid="0030e6fd" officeooo:paragraph-rsid="0030e6fd"/>
    </style:style>
    <style:style style:name="P16" style:family="paragraph" style:parent-style-name="Text_20_body" style:list-style-name="L5">
      <style:text-properties officeooo:paragraph-rsid="0030f3df"/>
    </style:style>
    <style:style style:name="P17" style:family="paragraph" style:parent-style-name="Text_20_body" style:list-style-name="L6">
      <style:text-properties officeooo:rsid="0032b67e" officeooo:paragraph-rsid="0032b67e"/>
    </style:style>
    <style:style style:name="P18" style:family="paragraph" style:parent-style-name="Text_20_body" style:list-style-name="L3">
      <style:text-properties officeooo:rsid="0033b022" officeooo:paragraph-rsid="0033b022"/>
    </style:style>
    <style:style style:name="P19" style:family="paragraph" style:parent-style-name="Text_20_body" style:list-style-name="L6">
      <style:text-properties officeooo:rsid="00359fd8" officeooo:paragraph-rsid="00359fd8"/>
    </style:style>
    <style:style style:name="P20" style:family="paragraph" style:parent-style-name="Text_20_body" style:list-style-name="L5">
      <style:text-properties officeooo:rsid="0036fb7a" officeooo:paragraph-rsid="0036fb7a"/>
    </style:style>
    <style:style style:name="P21" style:family="paragraph" style:parent-style-name="Text_20_body" style:list-style-name="L4">
      <style:text-properties officeooo:rsid="003755a7" officeooo:paragraph-rsid="003755a7"/>
    </style:style>
    <style:style style:name="P22" style:family="paragraph" style:parent-style-name="Heading_20_3">
      <style:text-properties officeooo:rsid="001b9819" officeooo:paragraph-rsid="001b9819"/>
    </style:style>
    <style:style style:name="P23" style:family="paragraph" style:parent-style-name="Heading_20_3">
      <style:text-properties officeooo:rsid="001cfd4c" officeooo:paragraph-rsid="001cfd4c"/>
    </style:style>
    <style:style style:name="P24" style:family="paragraph" style:parent-style-name="Heading_20_3">
      <style:text-properties officeooo:rsid="002421cf" officeooo:paragraph-rsid="002421cf"/>
    </style:style>
    <style:style style:name="P25" style:family="paragraph" style:parent-style-name="Heading_20_3">
      <style:text-properties officeooo:rsid="002fb006" officeooo:paragraph-rsid="002fb006"/>
    </style:style>
    <style:style style:name="P26" style:family="paragraph" style:parent-style-name="Heading_20_3">
      <style:text-properties officeooo:rsid="0030f3df" officeooo:paragraph-rsid="0030f3df"/>
    </style:style>
    <style:style style:name="T1" style:family="text">
      <style:text-properties officeooo:rsid="001e6829"/>
    </style:style>
    <style:style style:name="T2" style:family="text">
      <style:text-properties officeooo:rsid="00234ca6"/>
    </style:style>
    <style:style style:name="T3" style:family="text">
      <style:text-properties officeooo:rsid="002602ba"/>
    </style:style>
    <style:style style:name="T4" style:family="text">
      <style:text-properties fo:color="#000000" style:font-name="Liberation Serif" fo:font-size="12pt" fo:language="ru" fo:country="RU" officeooo:rsid="00290e24" style:letter-kerning="true" style:font-name-asian="Liberation Serif1" style:font-size-asian="12pt" style:language-asian="ru" style:country-asian="RU"/>
    </style:style>
    <style:style style:name="T5" style:family="text">
      <style:text-properties fo:color="#000000" style:font-name="Liberation Serif" fo:font-size="12pt" fo:language="ru" fo:country="RU" officeooo:rsid="0027c4a6" style:letter-kerning="true" style:font-name-asian="Liberation Serif1" style:font-size-asian="12pt" style:language-asian="ru" style:country-asian="RU"/>
    </style:style>
    <style:style style:name="T6" style:family="text">
      <style:text-properties fo:color="#000000" style:font-name="Liberation Serif" fo:font-size="12pt" fo:language="ru" fo:country="RU" fo:font-weight="normal" style:letter-kerning="true" style:font-name-asian="Liberation Serif1" style:font-size-asian="12pt" style:language-asian="ru" style:country-asian="RU" style:font-weight-asian="normal"/>
    </style:style>
    <style:style style:name="T7" style:family="text">
      <style:text-properties officeooo:rsid="002c3869"/>
    </style:style>
    <style:style style:name="T8" style:family="text">
      <style:text-properties officeooo:rsid="002dbe99"/>
    </style:style>
    <style:style style:name="T9" style:family="text">
      <style:text-properties officeooo:rsid="0030f3df"/>
    </style:style>
    <style:style style:name="T10" style:family="text">
      <style:text-properties officeooo:rsid="00354134"/>
    </style:style>
    <style:style style:name="T11" style:family="text">
      <style:text-properties officeooo:rsid="003925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3">Основное.</text:h>
      <text:list xml:id="list2098927050" text:style-name="L1">
        <text:list-item>
          <text:p text:style-name="P12">Название софта, репозиторий.</text:p>
        </text:list-item>
        <text:list-item>
          <text:p text:style-name="P13">Уровень безопасности (gpg, <text:span text:style-name="T7">почта и т.п.</text:span>).</text:p>
        </text:list-item>
      </text:list>
      <text:h text:style-name="P23" text:outline-level="3">Архив.</text:h>
      <text:list xml:id="list3823631842" text:style-name="L2">
        <text:list-item>
          <text:p text:style-name="P2">Контрольные суммы.</text:p>
        </text:list-item>
        <text:list-item>
          <text:p text:style-name="P2"><text:span text:style-name="T8">Последовательный </text:span>hash. <text:span text:style-name="T1">(</text:span>Как быть с переносами, ремонтом архива?<text:span text:style-name="T1">)</text:span></text:p>
        </text:list-item>
        <text:list-item>
          <text:p text:style-name="P3">Что не так с графиком записи архива?</text:p>
        </text:list-item>
        <text:list-item>
          <text:p text:style-name="P3">Запись по событию. (События не только с камеры, но и других, привязанных к ней объектов.) <text:span text:style-name="T2">(Пред/пост запись)</text:span></text:p>
        </text:list-item>
        <text:list-item>
          <text:p text:style-name="P4">Проверка записи на блочные устройства.</text:p>
        </text:list-item>
        <text:list-item>
          <text:p text:style-name="P5">Одинаковое время, надо обсуждать.</text:p>
        </text:list-item>
        <text:list-item>
          <text:p text:style-name="P6">Утилита доступа к архиву требует специальный пароль и доступ к БД.</text:p>
        </text:list-item>
        <text:list-item>
          <text:p text:style-name="P7">Прореживание не делаем?</text:p>
        </text:list-item>
      </text:list>
      <text:h text:style-name="P24" text:outline-level="3">Сервер.</text:h>
      <text:list xml:id="list3095278585" text:style-name="L3">
        <text:list-item>
          <text:p text:style-name="P9">Протокол действий пользователя <text:span text:style-name="T3">АРМ</text:span>.</text:p>
        </text:list-item>
        <text:list-item>
          <text:p text:style-name="P9">Протокол действий пользователя <text:span text:style-name="T3">админки</text:span> (Скриптовая настройка?).</text:p>
        </text:list-item>
        <text:list-item>
          <text:p text:style-name="P10">Транскодирование.</text:p>
        </text:list-item>
        <text:list-item>
          <text:p text:style-name="P11">Получение событий от внешних систем (кто имеет право, по uuid? защита от dos?).</text:p>
        </text:list-item>
        <text:list-item>
          <text:p text:style-name="P18">Передача событий <text:span text:style-name="T10">вовне</text:span>.</text:p>
        </text:list-item>
        <text:list-item>
          <text:p text:style-name="P8"><text:span text:style-name="T5">Многоуровневая система </text:span><text:span text:style-name="T4">(не понятно о чём речь)</text:span><text:span text:style-name="T5">.</text:span></text:p>
        </text:list-item>
        <text:list-item>
          <text:p text:style-name="P8">Ограничение пропускной способности канала.</text:p>
        </text:list-item>
        <text:list-item>
          <text:p text:style-name="P15">ONVIF (какие профили, зачем?)</text:p>
        </text:list-item>
        <text:list-item>
          <text:p text:style-name="P15">Поиск устройств (какими методами?)</text:p>
        </text:list-item>
      </text:list>
      <text:h text:style-name="P26" text:outline-level="3">АРМ просмотра.</text:h>
      <text:list xml:id="list1678632028" text:style-name="L6">
        <text:list-item>
          <text:p text:style-name="P17">Планы.</text:p>
        </text:list-item>
        <text:list-item>
          <text:p text:style-name="P17">Камеры.</text:p>
        </text:list-item>
        <text:list-item>
          <text:p text:style-name="P17">Раскладки.</text:p>
        </text:list-item>
        <text:list-item>
          <text:p text:style-name="P17">События.</text:p>
        </text:list-item>
        <text:list-item>
          <text:p text:style-name="P19">Интеграция.</text:p>
        </text:list-item>
      </text:list>
      <text:h text:style-name="P26" text:outline-level="3">АРМ администратора.</text:h>
      <text:list xml:id="list2575558789" text:style-name="L5">
        <text:list-item>
          <text:p text:style-name="P16"><text:span text:style-name="T9">Есть ли к нему требования.</text:span></text:p>
        </text:list-item>
        <text:list-item>
          <text:p text:style-name="P20"><text:soft-page-break/>Диагностика.</text:p>
        </text:list-item>
      </text:list>
      <text:h text:style-name="P25" text:outline-level="3">Безопасность.</text:h>
      <text:list xml:id="list4210550635" text:style-name="L4">
        <text:list-item>
          <text:p text:style-name="P14">Доступ к БД.</text:p>
        </text:list-item>
        <text:list-item>
          <text:p text:style-name="P21"><text:span text:style-name="T11">Защита от и</text:span>зменени<text:span text:style-name="T11">й в</text:span> БД.</text:p>
        </text:list-item>
        <text:list-item>
          <text:p text:style-name="P1"><text:span text:style-name="T6">Полноценный многопользовательский режим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9:00:25.345324857</meta:creation-date>
    <meta:generator>LibreOffice/6.0.7.3$Linux_X86_64 LibreOffice_project/00m0$Build-3</meta:generator>
    <dc:date>2019-11-28T10:49:01.280639361</dc:date>
    <meta:editing-duration>PT2H54M33S</meta:editing-duration>
    <meta:editing-cycles>30</meta:editing-cycles>
    <meta:document-statistic meta:table-count="0" meta:image-count="0" meta:object-count="0" meta:page-count="2" meta:paragraph-count="35" meta:word-count="177" meta:character-count="1113" meta:non-whitespace-character-count="1006"/>
  </office:meta>
</office:document-meta>
</file>